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5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Default" style:data-style-name="N10115">
      <style:table-cell-properties fo:padding="0.071cm"/>
    </style:style>
    <style:style style:name="ce4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4" table:default-cell-style-name="ce2"/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date" office:date-value="2000-01-03" calcext:value-type="date">
            <text:p>03/01/2000 00:00</text:p>
          </table:table-cell>
          <table:table-cell office:value-type="float" office:value="0.980268513777" calcext:value-type="float">
            <text:p>0.9802685138</text:p>
          </table:table-cell>
          <table:table-cell office:value-type="float" office:value="3.68573087906" calcext:value-type="float">
            <text:p>3.6857308791</text:p>
          </table:table-cell>
          <table:table-cell office:value-type="float" office:value="-0.364216805298" calcext:value-type="float">
            <text:p>-0.3642168053</text:p>
          </table:table-cell>
          <table:table-cell office:value-type="float" office:value="-1.15973806169" calcext:value-type="float">
            <text:p>-1.1597380617</text:p>
          </table:table-cell>
        </table:table-row>
        <table:table-row table:style-name="ro1">
          <table:table-cell office:value-type="date" office:date-value="2000-01-04" calcext:value-type="date">
            <text:p>04/01/2000 00:00</text:p>
          </table:table-cell>
          <table:table-cell office:value-type="float" office:value="1.04791624281" calcext:value-type="float">
            <text:p>1.0479162428</text:p>
          </table:table-cell>
          <table:table-cell office:value-type="float" office:value="-0.0412318367011" calcext:value-type="float">
            <text:p>-0.0412318367</text:p>
          </table:table-cell>
          <table:table-cell office:value-type="float" office:value="-0.16181208307" calcext:value-type="float">
            <text:p>-0.1618120831</text:p>
          </table:table-cell>
          <table:table-cell office:value-type="float" office:value="0.212549316967" calcext:value-type="float">
            <text:p>0.212549317</text:p>
          </table:table-cell>
        </table:table-row>
        <table:table-row table:style-name="ro1">
          <table:table-cell office:value-type="date" office:date-value="2000-01-05" calcext:value-type="date">
            <text:p>05/01/2000 00:00</text:p>
          </table:table-cell>
          <table:table-cell office:value-type="float" office:value="0.498580885705" calcext:value-type="float">
            <text:p>0.4985808857</text:p>
          </table:table-cell>
          <table:table-cell office:value-type="float" office:value="0.731167677815" calcext:value-type="float">
            <text:p>0.7311676778</text:p>
          </table:table-cell>
          <table:table-cell office:value-type="float" office:value="-0.537677223318" calcext:value-type="float">
            <text:p>-0.5376772233</text:p>
          </table:table-cell>
          <table:table-cell office:value-type="float" office:value="1.34627041952" calcext:value-type="float">
            <text:p>1.3462704195</text:p>
          </table:table-cell>
        </table:table-row>
        <table:table-row table:style-name="ro1">
          <table:table-cell office:value-type="date" office:date-value="2000-01-06" calcext:value-type="date">
            <text:p>06/01/2000 00:00</text:p>
          </table:table-cell>
          <table:table-cell office:value-type="float" office:value="1.12020151869" calcext:value-type="float">
            <text:p>1.1202015187</text:p>
          </table:table-cell>
          <table:table-cell office:value-type="float" office:value="1.56762092543" calcext:value-type="float">
            <text:p>1.5676209254</text:p>
          </table:table-cell>
          <table:table-cell office:value-type="float" office:value="0.00364077397681" calcext:value-type="float">
            <text:p>0.003640774</text:p>
          </table:table-cell>
          <table:table-cell office:value-type="float" office:value="0.67525259227" calcext:value-type="float">
            <text:p>0.6752525923</text:p>
          </table:table-cell>
        </table:table-row>
        <table:table-row table:style-name="ro1">
          <table:table-cell office:value-type="date" office:date-value="2000-01-07" calcext:value-type="date">
            <text:p>07/01/2000 00:00</text:p>
          </table:table-cell>
          <table:table-cell office:value-type="float" office:value="-0.487094399463" calcext:value-type="float">
            <text:p>-0.4870943995</text:p>
          </table:table-cell>
          <table:table-cell office:value-type="float" office:value="0.571454623474" calcext:value-type="float">
            <text:p>0.5714546235</text:p>
          </table:table-cell>
          <table:table-cell office:value-type="float" office:value="-1.6116394093" calcext:value-type="float">
            <text:p>-1.6116394093</text:p>
          </table:table-cell>
          <table:table-cell office:value-type="float" office:value="0.103468562917" calcext:value-type="float">
            <text:p>0.1034685629</text:p>
          </table:table-cell>
        </table:table-row>
        <table:table-row table:style-name="ro1">
          <table:table-cell office:value-type="date" office:date-value="2000-01-10" calcext:value-type="date">
            <text:p>10/01/2000 00:00</text:p>
          </table:table-cell>
          <table:table-cell office:value-type="float" office:value="0.836648671666" calcext:value-type="float">
            <text:p>0.8366486717</text:p>
          </table:table-cell>
          <table:table-cell office:value-type="float" office:value="0.246461918642" calcext:value-type="float">
            <text:p>0.2464619186</text:p>
          </table:table-cell>
          <table:table-cell office:value-type="float" office:value="0.588542635376" calcext:value-type="float">
            <text:p>0.5885426354</text:p>
          </table:table-cell>
          <table:table-cell office:value-type="float" office:value="1.0627820613" calcext:value-type="float">
            <text:p>1.0627820613</text:p>
          </table:table-cell>
        </table:table-row>
        <table:table-row table:style-name="ro1">
          <table:table-cell office:value-type="date" office:date-value="2000-01-11" calcext:value-type="date">
            <text:p>11/01/2000 00:00</text:p>
          </table:table-cell>
          <table:table-cell office:value-type="float" office:value="-0.157160753327" calcext:value-type="float">
            <text:p>-0.1571607533</text:p>
          </table:table-cell>
          <table:table-cell office:value-type="float" office:value="1.34030689438" calcext:value-type="float">
            <text:p>1.3403068944</text:p>
          </table:table-cell>
          <table:table-cell office:value-type="float" office:value="1.19577795622" calcext:value-type="float">
            <text:p>1.1957779562</text:p>
          </table:table-cell>
          <table:table-cell office:value-type="float" office:value="-1.09700699751" calcext:value-type="float">
            <text:p>-1.0970069975</text:p>
          </table:table-cell>
        </table:table-row>
      </table:table>
      <table:table table:name="Sheet2" table:style-name="ta1">
        <table:table-column table:style-name="co1" table:default-cell-style-name="ce3"/>
        <table:table-column table:style-name="co2" table:number-columns-repeated="4" table:default-cell-style-name="ce4"/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Default"/>
          <table:table-cell office:value-type="string" calcext:value-type="string">
            <text:p>col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date" office:date-value="2000-01-03" calcext:value-type="date">
            <text:p>03/01/2000 00:00</text:p>
          </table:table-cell>
          <table:table-cell office:value-type="float" office:value="0.980268513777" calcext:value-type="float">
            <text:p>0.9802685138</text:p>
          </table:table-cell>
          <table:table-cell office:value-type="float" office:value="3.68573087906" calcext:value-type="float">
            <text:p>3.6857308791</text:p>
          </table:table-cell>
          <table:table-cell office:value-type="float" office:value="-0.364216805298" calcext:value-type="float">
            <text:p>-0.3642168053</text:p>
          </table:table-cell>
          <table:table-cell office:value-type="float" office:value="-1.15973806169" calcext:value-type="float">
            <text:p>-1.1597380617</text:p>
          </table:table-cell>
        </table:table-row>
        <table:table-row table:style-name="ro1">
          <table:table-cell office:value-type="date" office:date-value="2000-01-04" calcext:value-type="date">
            <text:p>04/01/2000 00:00</text:p>
          </table:table-cell>
          <table:table-cell office:value-type="float" office:value="1.04791624281" calcext:value-type="float">
            <text:p>1.0479162428</text:p>
          </table:table-cell>
          <table:table-cell office:value-type="float" office:value="-0.0412318367011" calcext:value-type="float">
            <text:p>-0.0412318367</text:p>
          </table:table-cell>
          <table:table-cell office:value-type="float" office:value="-0.16181208307" calcext:value-type="float">
            <text:p>-0.1618120831</text:p>
          </table:table-cell>
          <table:table-cell office:value-type="float" office:value="0.212549316967" calcext:value-type="float">
            <text:p>0.212549317</text:p>
          </table:table-cell>
        </table:table-row>
        <table:table-row table:style-name="ro1">
          <table:table-cell office:value-type="date" office:date-value="2000-01-05" calcext:value-type="date">
            <text:p>05/01/2000 00:00</text:p>
          </table:table-cell>
          <table:table-cell office:value-type="float" office:value="0.498580885705" calcext:value-type="float">
            <text:p>0.4985808857</text:p>
          </table:table-cell>
          <table:table-cell office:value-type="float" office:value="0.731167677815" calcext:value-type="float">
            <text:p>0.7311676778</text:p>
          </table:table-cell>
          <table:table-cell office:value-type="float" office:value="-0.537677223318" calcext:value-type="float">
            <text:p>-0.5376772233</text:p>
          </table:table-cell>
          <table:table-cell office:value-type="float" office:value="1.34627041952" calcext:value-type="float">
            <text:p>1.3462704195</text:p>
          </table:table-cell>
        </table:table-row>
        <table:table-row table:style-name="ro1">
          <table:table-cell office:value-type="date" office:date-value="2000-01-06" calcext:value-type="date">
            <text:p>06/01/2000 00:00</text:p>
          </table:table-cell>
          <table:table-cell office:value-type="float" office:value="1.12020151869" calcext:value-type="float">
            <text:p>1.1202015187</text:p>
          </table:table-cell>
          <table:table-cell office:value-type="float" office:value="1.56762092543" calcext:value-type="float">
            <text:p>1.5676209254</text:p>
          </table:table-cell>
          <table:table-cell office:value-type="float" office:value="0.00364077397681" calcext:value-type="float">
            <text:p>0.003640774</text:p>
          </table:table-cell>
          <table:table-cell office:value-type="float" office:value="0.67525259227" calcext:value-type="float">
            <text:p>0.6752525923</text:p>
          </table:table-cell>
        </table:table-row>
        <table:table-row table:style-name="ro1">
          <table:table-cell office:value-type="date" office:date-value="2000-01-07" calcext:value-type="date">
            <text:p>07/01/2000 00:00</text:p>
          </table:table-cell>
          <table:table-cell office:value-type="float" office:value="-0.487094399463" calcext:value-type="float">
            <text:p>-0.4870943995</text:p>
          </table:table-cell>
          <table:table-cell office:value-type="float" office:value="0.571454623474" calcext:value-type="float">
            <text:p>0.5714546235</text:p>
          </table:table-cell>
          <table:table-cell office:value-type="float" office:value="-1.6116394093" calcext:value-type="float">
            <text:p>-1.6116394093</text:p>
          </table:table-cell>
          <table:table-cell office:value-type="float" office:value="0.103468562917" calcext:value-type="float">
            <text:p>0.1034685629</text:p>
          </table:table-cell>
        </table:table-row>
        <table:table-row table:style-name="ro1">
          <table:table-cell office:value-type="date" office:date-value="2000-01-10" calcext:value-type="date">
            <text:p>10/01/2000 00:00</text:p>
          </table:table-cell>
          <table:table-cell office:value-type="float" office:value="0.836648671666" calcext:value-type="float">
            <text:p>0.8366486717</text:p>
          </table:table-cell>
          <table:table-cell office:value-type="float" office:value="0.246461918642" calcext:value-type="float">
            <text:p>0.2464619186</text:p>
          </table:table-cell>
          <table:table-cell office:value-type="float" office:value="0.588542635376" calcext:value-type="float">
            <text:p>0.5885426354</text:p>
          </table:table-cell>
          <table:table-cell office:value-type="float" office:value="1.0627820613" calcext:value-type="float">
            <text:p>1.0627820613</text:p>
          </table:table-cell>
        </table:table-row>
        <table:table-row table:style-name="ro1">
          <table:table-cell office:value-type="date" office:date-value="2000-01-11" calcext:value-type="date">
            <text:p>11/01/2000 00:00</text:p>
          </table:table-cell>
          <table:table-cell office:value-type="float" office:value="-0.157160753327" calcext:value-type="float">
            <text:p>-0.1571607533</text:p>
          </table:table-cell>
          <table:table-cell office:value-type="float" office:value="1.34030689438" calcext:value-type="float">
            <text:p>1.3403068944</text:p>
          </table:table-cell>
          <table:table-cell office:value-type="float" office:value="1.19577795622" calcext:value-type="float">
            <text:p>1.1957779562</text:p>
          </table:table-cell>
          <table:table-cell office:value-type="float" office:value="-1.09700699751" calcext:value-type="float">
            <text:p>-1.0970069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00/00/0000</text:date>, <text:time style:data-style-name="N2" text:time-value="15:13:07.390277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12:07:23.462608222</meta:creation-date>
    <dc:date>2014-12-24T15:14:41.573847570</dc:date>
    <meta:editing-duration>PT4M40S</meta:editing-duration>
    <meta:editing-cycles>2</meta:editing-cycles>
    <meta:generator>LibreOffice/4.3.5.2.0$Linux_X86_64 LibreOffice_project/430m0$Build-2</meta:generator>
    <meta:document-statistic meta:table-count="2" meta:cell-count="82" meta:object-count="0"/>
  </office:meta>
</office:document-meta>
</file>